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2106ef"/>
    </style:style>
    <style:style style:name="P2" style:family="paragraph" style:parent-style-name="Heading_20_4">
      <style:paragraph-properties fo:text-align="justify" style:justify-single-word="false"/>
      <style:text-properties officeooo:paragraph-rsid="002106ef"/>
    </style:style>
    <style:style style:name="P3" style:family="paragraph" style:parent-style-name="Heading_20_4">
      <style:text-properties officeooo:paragraph-rsid="002106ef"/>
    </style:style>
    <style:style style:name="P4" style:family="paragraph" style:parent-style-name="Standard">
      <style:paragraph-properties fo:text-align="justify" style:justify-single-word="false"/>
      <style:text-properties officeooo:paragraph-rsid="002106ef"/>
    </style:style>
    <style:style style:name="P5" style:family="paragraph" style:parent-style-name="Text_20_body">
      <style:paragraph-properties fo:text-align="justify" style:justify-single-word="false"/>
      <style:text-properties officeooo:rsid="003762b8" officeooo:paragraph-rsid="002106ef"/>
    </style:style>
    <style:style style:name="P6" style:family="paragraph" style:parent-style-name="Text_20_body" style:list-style-name="L1">
      <style:text-properties officeooo:paragraph-rsid="002106ef"/>
    </style:style>
    <style:style style:name="P7" style:family="paragraph" style:parent-style-name="Text_20_body">
      <style:paragraph-properties fo:text-align="justify" style:justify-single-word="false"/>
      <style:text-properties officeooo:paragraph-rsid="002106ef"/>
    </style:style>
    <style:style style:name="P8" style:family="paragraph" style:parent-style-name="Text_20_body">
      <style:paragraph-properties fo:text-align="justify" style:justify-single-word="false"/>
      <style:text-properties officeooo:rsid="002175d2" officeooo:paragraph-rsid="002106ef"/>
    </style:style>
    <style:style style:name="P9" style:family="paragraph" style:parent-style-name="Text_20_body" style:list-style-name="L3">
      <style:paragraph-properties fo:text-align="justify" style:justify-single-word="false"/>
      <style:text-properties officeooo:rsid="001f2acb" officeooo:paragraph-rsid="002106ef"/>
    </style:style>
    <style:style style:name="P10" style:family="paragraph" style:parent-style-name="Text_20_body">
      <style:paragraph-properties fo:text-align="justify" style:justify-single-word="false"/>
      <style:text-properties officeooo:rsid="00258913" officeooo:paragraph-rsid="002106ef"/>
    </style:style>
    <style:style style:name="P11" style:family="paragraph" style:parent-style-name="Text_20_body">
      <style:text-properties officeooo:paragraph-rsid="002106ef"/>
    </style:style>
    <style:style style:name="T1" style:family="text">
      <style:text-properties officeooo:rsid="00264e77"/>
    </style:style>
    <style:style style:name="T2" style:family="text">
      <style:text-properties officeooo:rsid="001b9c08"/>
    </style:style>
    <style:style style:name="T3" style:family="text">
      <style:text-properties officeooo:rsid="001eed0d"/>
    </style:style>
    <style:style style:name="T4" style:family="text">
      <style:text-properties officeooo:rsid="00141797"/>
    </style:style>
    <style:style style:name="T5" style:family="text">
      <style:text-properties officeooo:rsid="001cfbc7"/>
    </style:style>
    <style:style style:name="T6" style:family="text">
      <style:text-properties officeooo:rsid="001aca84"/>
    </style:style>
    <style:style style:name="T7" style:family="text">
      <style:text-properties officeooo:rsid="001bb0f8"/>
    </style:style>
    <style:style style:name="T8" style:family="text">
      <style:text-properties officeooo:rsid="002175d2"/>
    </style:style>
    <style:style style:name="T9" style:family="text">
      <style:text-properties officeooo:rsid="002ea1cc"/>
    </style:style>
    <style:style style:name="T10" style:family="text">
      <style:text-properties officeooo:rsid="001f2acb"/>
    </style:style>
    <style:style style:name="T11" style:family="text">
      <style:text-properties officeooo:rsid="0015dffa"/>
    </style:style>
    <style:style style:name="T12" style:family="text">
      <style:text-properties officeooo:rsid="0017fab1"/>
    </style:style>
    <style:style style:name="T13" style:family="text">
      <style:text-properties officeooo:rsid="001ea69b"/>
    </style:style>
    <style:style style:name="T14" style:family="text">
      <style:text-properties officeooo:rsid="0020b1a3"/>
    </style:style>
    <style:style style:name="T15" style:family="text">
      <style:text-properties officeooo:rsid="00258913"/>
    </style:style>
    <style:style style:name="T16" style:family="text">
      <style:text-properties style:font-name="Liberation Serif" officeooo:rsid="00258913"/>
    </style:style>
    <style:style style:name="T17" style:family="text">
      <style:text-properties officeooo:rsid="002899ad"/>
    </style:style>
    <style:style style:name="T18" style:family="text">
      <style:text-properties officeooo:rsid="0019041c"/>
    </style:style>
    <style:style style:name="T19" style:family="text">
      <style:text-properties officeooo:rsid="001cba0c"/>
    </style:style>
    <style:style style:name="T20" style:family="text">
      <style:text-properties style:font-name="Liberation Sans" fo:font-size="13.3000001907349pt" fo:font-style="italic" fo:font-weight="bold" officeooo:rsid="001cba0c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21" style:family="text">
      <style:text-properties officeooo:rsid="0029e9f8"/>
    </style:style>
    <style:style style:name="T22" style:family="text">
      <style:text-properties officeooo:rsid="0022239d"/>
    </style:style>
    <style:style style:name="T23" style:family="text">
      <style:text-properties officeooo:rsid="00228b9d"/>
    </style:style>
    <style:style style:name="T24" style:family="text">
      <style:text-properties officeooo:rsid="00251e59"/>
    </style:style>
    <style:style style:name="T25" style:family="text">
      <style:text-properties officeooo:rsid="002332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2">2. </text:span>A description of the data and how it will be used to solve the problem.</text:h>
      <text:p text:style-name="P11">For this project, three major sources of data w<text:span text:style-name="T3">ill be</text:span> used:</text:p>
      <text:list xml:id="list3872596926" text:style-name="L1">
        <text:list-item>
          <text:p text:style-name="P6">The Wikipedia page containing the <text:a xlink:type="simple" xlink:href="https://en.wikipedia.org/wiki/List_of_postal_codes_of_Canada:_T" text:style-name="Internet_20_link" text:visited-style-name="Visited_20_Internet_20_Link">List of postal codes of Canada: T </text:a><text:s/>table;</text:p>
        </text:list-item>
        <text:list-item>
          <text:p text:style-name="P6">the geospatial data gained with the help of Foresquare;</text:p>
        </text:list-item>
        <text:list-item>
          <text:p text:style-name="P6"><text:a xlink:type="simple" xlink:href="https://open.alberta.ca/publications/alberta-hotel-lodging-association-accommodation-outlook-2019" text:style-name="Internet_20_link" text:visited-style-name="Visited_20_Internet_20_Link">an annual report of CBRE Hotels - Alberta Hotel &amp; Lodgin Association Accommodation Outlook 2019</text:a>.</text:p>
        </text:list-item>
      </text:list>
      <text:p text:style-name="P7"><text:span text:style-name="T4">The Wikipedia page </text:span><text:span text:style-name="T5">is</text:span><text:span text:style-name="T4"> needed for retrieving lists of neighbourhoods in Edmonton and Calgary which also contain postal codes </text:span><text:span text:style-name="T3">as well as</text:span><text:span text:style-name="T4"> </text:span><text:span text:style-name="T3">longitudes and latitudes</text:span><text:span text:style-name="T4">. After retrieving the lists of neighbourhoods in Edmonton and Calagary with their postal codes, </text:span><text:span text:style-name="T6">the respective dataframes </text:span><text:span text:style-name="T5">can be</text:span><text:span text:style-name="T6"> created </text:span><text:span text:style-name="T5">with such information as</text:span><text:span text:style-name="T6"> </text:span><text:span text:style-name="T7">postal codes, boroughs, neighbourhoods, longitudes and latitudes. </text:span><text:span text:style-name="T3">This information </text:span><text:span text:style-name="T5">will be </text:span><text:span text:style-name="T4">used for searching </text:span><text:span text:style-name="T8">for </text:span><text:span text:style-name="T4">he information about the venues located in these neighbourhoods with the help of Foresq</text:span><text:span text:style-name="T9">u</text:span><text:span text:style-name="T4">are API. </text:span></text:p>
      <text:p text:style-name="P8">The types of venues located in a particular neighbourhood as well as the frequency of occurrence of these venues will help to understand the potential of each neighbourhood for starting a hotel business. Crucial features needed for this understanding are the number of hotels and hostels as well as the variety of places of interest in the neighbourhoods.</text:p>
      <text:p text:style-name="P7">The report by CBRE Hotels <text:span text:style-name="T10">will be</text:span> used for <text:span text:style-name="T11">getting statistical and </text:span>financial <text:span text:style-name="T11">insights into</text:span> the most appealing neighbourhoods in Calgary and Edmonton <text:span text:style-name="T11">for making a final decision on which location is the most auspicious for building a new hotel in Alberta. <text:s/></text:span><text:span text:style-name="T10">This information is contained in the following parts of the report:</text:span></text:p>
      <text:list xml:id="list2209928082" text:style-name="L3">
        <text:list-item>
          <text:p text:style-name="P9">Calgary Top Line 2018 Performance;</text:p>
        </text:list-item>
        <text:list-item>
          <text:p text:style-name="P9">Calgary Economic Outlook;</text:p>
        </text:list-item>
        <text:list-item>
          <text:p text:style-name="P9">Calgary key performance indicators;</text:p>
        </text:list-item>
        <text:list-item>
          <text:p text:style-name="P9">Calgary accommodation market performance;</text:p>
        </text:list-item>
        <text:list-item>
          <text:p text:style-name="P9">Edmonton Top Line 2018 Performance;</text:p>
        </text:list-item>
        <text:list-item>
          <text:p text:style-name="P9">Edmonton Economic Outlook;</text:p>
        </text:list-item>
        <text:list-item>
          <text:p text:style-name="P9">Edmonton key performance indicators;</text:p>
        </text:list-item>
        <text:list-item>
          <text:p text:style-name="P9">Edmonton accommodation market performance.</text:p>
        </text:list-item>
      </text:list>
      <text:p text:style-name="P4"/>
      <text:h text:style-name="P1" text:outline-level="3"><text:bookmark-start text:name="__RefHeading___Toc232_3747134889"/>2.2. Data <text:span text:style-name="T12">preparation and</text:span> cleaning<text:bookmark-end text:name="__RefHeading___Toc232_3747134889"/></text:h>
      <text:p text:style-name="P7"><text:span text:style-name="T13">Data acquisition in this project w</text:span><text:span text:style-name="T14">ill be</text:span><text:span text:style-name="T13"> performed in </text:span><text:span text:style-name="T15">three</text:span><text:span text:style-name="T13"> steps, </text:span><text:span text:style-name="T16">however</text:span><text:span text:style-name="T13">, data </text:span><text:span text:style-name="T15">required</text:span><text:span text:style-name="T13"> wrangl</text:span><text:span text:style-name="T15">ing only</text:span><text:span text:style-name="T13"> after </text:span><text:span text:style-name="T16">the first two steps</text:span><text:span text:style-name="T13">. The first step w</text:span><text:span text:style-name="T17">ill</text:span><text:span text:style-name="T13"> performed with the help of web scrapping tools which </text:span><text:span text:style-name="T17">will make it</text:span><text:span text:style-name="T13"> possible </text:span><text:span text:style-name="T17">to</text:span><text:span text:style-name="T13"> use the content of the Wikipedia table in the project. The second step </text:span><text:span text:style-name="T17">will use</text:span><text:span text:style-name="T13"> the data from the Wikipedia table for receiving further information via Foresquare API.</text:span></text:p>
      <text:p text:style-name="P10"><text:soft-page-break/>The third step w<text:span text:style-name="T17">ill focus on</text:span> collecting statistical information on accommodation facilities in Edmonton and Calgary from the<text:span text:style-name="T4"> annual report of CBRE Hotels - Alberta Hotel &amp; Lodgin Association Accommodation Outlook 2019.</text:span></text:p>
      <text:h text:style-name="P3" text:outline-level="4"><text:bookmark-start text:name="__RefHeading___Toc234_3747134889"/>2.2.1. Data retrieved from the Wikipedia table<text:bookmark-end text:name="__RefHeading___Toc234_3747134889"/></text:h>
      <text:p text:style-name="P7">After retrieving the lists of neighbourhoods in Edmonton and Calagary with their postal codes, <text:span text:style-name="T6">the respective dataframes w</text:span><text:span text:style-name="T17">ill be</text:span><text:span text:style-name="T6"> created. The information included into the dataframes </text:span><text:span text:style-name="T17">will include</text:span><text:span text:style-name="T6"> </text:span><text:span text:style-name="T7">postal codes, boroughs, neighbourhoods, longitudes and latitudes.</text:span></text:p>
      <text:p text:style-name="P7"><text:span text:style-name="T6">T</text:span>he dataframes created out of the received data w<text:span text:style-name="T17">ill be</text:span> cleaned and prepared for analysis with machine learning tools. </text:p>
      <text:p text:style-name="P7">The major task regarding the preparation of this information w<text:span text:style-name="T17">ill be</text:span> cleaning it out of missing data which <text:span text:style-name="T17">can</text:span> visible in the dataframes as “Not assigned” strings. <text:span text:style-name="T17">It will also be essential to make sure all of the entries of numeric data of the neighbourhood coordinates remain of the numeric type.</text:span></text:p>
      <text:h text:style-name="P2" text:outline-level="4"><text:bookmark-start text:name="__RefHeading___Toc236_3747134889"/><text:span text:style-name="T18">2.2.</text:span><text:span text:style-name="T19">2</text:span><text:span text:style-name="T18">. Data </text:span><text:span text:style-name="T20">received with Foresquare API</text:span><text:bookmark-end text:name="__RefHeading___Toc236_3747134889"/></text:h>
      <text:p text:style-name="P7">The data contained in the dataframes after wrangling w<text:span text:style-name="T21">ill be</text:span> used for visualisation and retrieving information about the most frequent venues located in each of the neighbourhoods in Edmonton and Calgary. <text:span text:style-name="T13">The limit for venues w</text:span><text:span text:style-name="T21">ill be</text:span><text:span text:style-name="T13"> set to 100.</text:span></text:p>
      <text:p text:style-name="P7"><text:span text:style-name="T13">New dataframes were created for nearby venues and then the venues w</text:span><text:span text:style-name="T21">ill be</text:span><text:span text:style-name="T13"> grouped. Thus created dataframes </text:span><text:span text:style-name="T22">w</text:span><text:span text:style-name="T21">ill be</text:span><text:span text:style-name="T22"> used for creating clusters of similar neighbourhoods in Edmonton and Calgary.</text:span></text:p>
      <text:h text:style-name="P2" text:outline-level="4">2.2.3. Information collected from <text:s/><text:span text:style-name="T15">the</text:span><text:span text:style-name="T4"> annual report of CBRE Hotels - Alberta Hotel &amp; Lodgin Association Accommodation Outlook 2019</text:span></text:h>
      <text:p text:style-name="P7">This information w<text:span text:style-name="T23">ill be</text:span> treated as a reference material for making the final decision about the best location for a new hotel. This statistical information contained such <text:span text:style-name="T24">parameters </text:span>as Occ, ADR and RevPAR.</text:p>
      <text:p text:style-name="P7">Occ stands for occupancy which is a relation between the amount of rooms in a hotel sold within a specified period of time and the entire number of rooms available in this accommodation facility.</text:p>
      <text:p text:style-name="P7">ADR stands for daily room rate which is <text:span text:style-name="T25">a simple metric describing the average revenues which a hotel is generating by selling a room. Thus, ADR is the result of the division of all of the revenues which were created by a total number of occupied room by a total number of the rooms in the hotel which were occupied during the measured period of time.</text:span></text:p>
      <text:p text:style-name="P7">RevPAR stands for revenue per available room. This is a relation between a complete revenue brought by all of the hotel rooms during a particular period of time and the total of all the room available in that hotel. RevPAR is also a result of multiplying the occupancy rate of a hotel by ADR. </text:p>
      <text:p text:style-name="P5">These basic parameters widely used in the hospitality business w<text:span text:style-name="T1">ill be</text:span> very useful for understanding the potential of the top neighbourhoods as well as the cities analysed in the project for the hospitality busines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11:23:35.508418388</meta:creation-date>
    <meta:generator>LibreOffice/6.4.6.2$Linux_X86_64 LibreOffice_project/40$Build-2</meta:generator>
    <dc:date>2021-03-03T11:24:22.938402456</dc:date>
    <meta:editing-duration>PT47S</meta:editing-duration>
    <meta:editing-cycles>1</meta:editing-cycles>
    <meta:document-statistic meta:table-count="0" meta:image-count="0" meta:object-count="0" meta:page-count="2" meta:paragraph-count="32" meta:word-count="829" meta:character-count="5097" meta:non-whitespace-character-count="4305"/>
  </office:meta>
</office:document-meta>
</file>